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3.4mm" svg:y="227.85mm">
            <loext:p draw:notify-on-update-of-ranges="Sheet1.B31:Sheet1.B37 Sheet1.A5:Sheet1.A10 Sheet1.A31:Sheet1.A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89.99mm" svg:x="25.44mm" svg:y="323.31mm">
            <loext:p draw:notify-on-update-of-ranges="Sheet1.K31:Sheet1.K41 Sheet1.J5:Sheet1.J14 Sheet1.J31:Sheet1.J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19.81mm" svg:y="209.98mm">
            <loext:p draw:notify-on-update-of-ranges="Sheet1.E31:Sheet1.E42 Sheet1.D5:Sheet1.D18 Sheet1.D31:Sheet1.D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INIMAX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 Tentat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2 Tenta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3 Tentativa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1 Tentativa </text:p>
          </table:table-cell>
          <table:table-cell office:value-type="string" calcext:value-type="string">
            <text:p><text:s/>1ºJogador </text:p>
          </table:table-cell>
          <table:table-cell/>
          <table:table-cell office:value-type="string" calcext:value-type="string">
            <text:p>2 Tentativa </text:p>
          </table:table-cell>
          <table:table-cell office:value-type="string" calcext:value-type="string">
            <text:p><text:s/>1ºJogador</text:p>
          </table:table-cell>
          <table:table-cell/>
          <table:table-cell office:value-type="string" calcext:value-type="string">
            <text:p>3 Tentativa </text:p>
          </table:table-cell>
          <table:table-cell office:value-type="string" calcext:value-type="string">
            <text:p><text:s/>1ºJogador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ó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</table:table-row>
        <table:table-row table:style-name="ro1">
          <table:table-cell office:value-type="float" office:value="1.267939" calcext:value-type="float">
            <text:p>1,267939</text:p>
          </table:table-cell>
          <table:table-cell office:value-type="float" office:value="960792" calcext:value-type="float">
            <text:p>960792</text:p>
          </table:table-cell>
          <table:table-cell/>
          <table:table-cell office:value-type="float" office:value="1.202183" calcext:value-type="float">
            <text:p>1,202183</text:p>
          </table:table-cell>
          <table:table-cell office:value-type="float" office:value="960792" calcext:value-type="float">
            <text:p>960792</text:p>
          </table:table-cell>
          <table:table-cell table:number-columns-repeated="4"/>
          <table:table-cell office:value-type="float" office:value="1.204612" calcext:value-type="float">
            <text:p>1,204612</text:p>
          </table:table-cell>
          <table:table-cell office:value-type="float" office:value="944117" calcext:value-type="float">
            <text:p>944117</text:p>
          </table:table-cell>
          <table:table-cell table:number-columns-repeated="6"/>
        </table:table-row>
        <table:table-row table:style-name="ro1">
          <table:table-cell office:value-type="float" office:value="1.25656" calcext:value-type="float">
            <text:p>1,25656</text:p>
          </table:table-cell>
          <table:table-cell office:value-type="float" office:value="947147" calcext:value-type="float">
            <text:p>947147</text:p>
          </table:table-cell>
          <table:table-cell/>
          <table:table-cell office:value-type="float" office:value="1.188268" calcext:value-type="float">
            <text:p>1,188268</text:p>
          </table:table-cell>
          <table:table-cell office:value-type="float" office:value="947147" calcext:value-type="float">
            <text:p>947147</text:p>
          </table:table-cell>
          <table:table-cell table:number-columns-repeated="4"/>
          <table:table-cell office:value-type="float" office:value="1.237781" calcext:value-type="float">
            <text:p>1,237781</text:p>
          </table:table-cell>
          <table:table-cell office:value-type="float" office:value="945395" calcext:value-type="float">
            <text:p>945395</text:p>
          </table:table-cell>
          <table:table-cell table:number-columns-repeated="6"/>
        </table:table-row>
        <table:table-row table:style-name="ro1">
          <table:table-cell office:value-type="float" office:value="1.255737" calcext:value-type="float">
            <text:p>1,255737</text:p>
          </table:table-cell>
          <table:table-cell office:value-type="float" office:value="945583" calcext:value-type="float">
            <text:p>945583</text:p>
          </table:table-cell>
          <table:table-cell/>
          <table:table-cell office:value-type="float" office:value="1.193087" calcext:value-type="float">
            <text:p>1,193087</text:p>
          </table:table-cell>
          <table:table-cell office:value-type="float" office:value="950442" calcext:value-type="float">
            <text:p>950442</text:p>
          </table:table-cell>
          <table:table-cell table:number-columns-repeated="4"/>
          <table:table-cell office:value-type="float" office:value="1.121014" calcext:value-type="float">
            <text:p>1,121014</text:p>
          </table:table-cell>
          <table:table-cell office:value-type="float" office:value="890737" calcext:value-type="float">
            <text:p>890737</text:p>
          </table:table-cell>
          <table:table-cell table:number-columns-repeated="6"/>
        </table:table-row>
        <table:table-row table:style-name="ro1">
          <table:table-cell office:value-type="float" office:value="1.209658" calcext:value-type="float">
            <text:p>1,209658</text:p>
          </table:table-cell>
          <table:table-cell office:value-type="float" office:value="925453" calcext:value-type="float">
            <text:p>925453</text:p>
          </table:table-cell>
          <table:table-cell/>
          <table:table-cell office:value-type="float" office:value="1.107104" calcext:value-type="float">
            <text:p>1,107104</text:p>
          </table:table-cell>
          <table:table-cell office:value-type="float" office:value="907841" calcext:value-type="float">
            <text:p>907841</text:p>
          </table:table-cell>
          <table:table-cell table:number-columns-repeated="4"/>
          <table:table-cell office:value-type="float" office:value="0.868181" calcext:value-type="float">
            <text:p>0,868181</text:p>
          </table:table-cell>
          <table:table-cell office:value-type="float" office:value="663246" calcext:value-type="float">
            <text:p>663246</text:p>
          </table:table-cell>
          <table:table-cell table:number-columns-repeated="6"/>
        </table:table-row>
        <table:table-row table:style-name="ro1">
          <table:table-cell office:value-type="float" office:value="1.022064" calcext:value-type="float">
            <text:p>1,022064</text:p>
          </table:table-cell>
          <table:table-cell office:value-type="float" office:value="796845" calcext:value-type="float">
            <text:p>796845</text:p>
          </table:table-cell>
          <table:table-cell/>
          <table:table-cell office:value-type="float" office:value="0.909552" calcext:value-type="float">
            <text:p>0,909552</text:p>
          </table:table-cell>
          <table:table-cell office:value-type="float" office:value="780537" calcext:value-type="float">
            <text:p>780537</text:p>
          </table:table-cell>
          <table:table-cell table:number-columns-repeated="4"/>
          <table:table-cell office:value-type="float" office:value="0.807446" calcext:value-type="float">
            <text:p>0,807446</text:p>
          </table:table-cell>
          <table:table-cell office:value-type="float" office:value="639176" calcext:value-type="float">
            <text:p>639176</text:p>
          </table:table-cell>
          <table:table-cell table:number-columns-repeated="6"/>
        </table:table-row>
        <table:table-row table:style-name="ro1">
          <table:table-cell office:value-type="float" office:value="0.681105" calcext:value-type="float">
            <text:p>0,681105</text:p>
          </table:table-cell>
          <table:table-cell office:value-type="float" office:value="537564" calcext:value-type="float">
            <text:p>537564</text:p>
          </table:table-cell>
          <table:table-cell/>
          <table:table-cell office:value-type="float" office:value="0.815724" calcext:value-type="float">
            <text:p>0,815724</text:p>
          </table:table-cell>
          <table:table-cell office:value-type="float" office:value="712026" calcext:value-type="float">
            <text:p>712026</text:p>
          </table:table-cell>
          <table:table-cell table:number-columns-repeated="4"/>
          <table:table-cell office:value-type="float" office:value="0.617599" calcext:value-type="float">
            <text:p>0,617599</text:p>
          </table:table-cell>
          <table:table-cell office:value-type="float" office:value="478763" calcext:value-type="float">
            <text:p>4787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62802" calcext:value-type="float">
            <text:p>0,562802</text:p>
          </table:table-cell>
          <table:table-cell office:value-type="float" office:value="501279" calcext:value-type="float">
            <text:p>501279</text:p>
          </table:table-cell>
          <table:table-cell table:number-columns-repeated="4"/>
          <table:table-cell office:value-type="float" office:value="0.370462" calcext:value-type="float">
            <text:p>0,370462</text:p>
          </table:table-cell>
          <table:table-cell office:value-type="float" office:value="289855" calcext:value-type="float">
            <text:p>289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4 5 4 3</text:p>
          </table:table-cell>
          <table:table-cell table:number-columns-repeated="2"/>
          <table:table-cell office:value-type="float" office:value="0.707695" calcext:value-type="float">
            <text:p>0,707695</text:p>
          </table:table-cell>
          <table:table-cell office:value-type="float" office:value="623511" calcext:value-type="float">
            <text:p>623511</text:p>
          </table:table-cell>
          <table:table-cell table:number-columns-repeated="4"/>
          <table:table-cell office:value-type="float" office:value="0.336721" calcext:value-type="float">
            <text:p>0,336721</text:p>
          </table:table-cell>
          <table:table-cell office:value-type="float" office:value="280564" calcext:value-type="float">
            <text:p>2805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2504" calcext:value-type="float">
            <text:p>0,672504</text:p>
          </table:table-cell>
          <table:table-cell office:value-type="float" office:value="607892" calcext:value-type="float">
            <text:p>607892</text:p>
          </table:table-cell>
          <table:table-cell table:number-columns-repeated="4"/>
          <table:table-cell office:value-type="float" office:value="0.198886" calcext:value-type="float">
            <text:p>0,198886</text:p>
          </table:table-cell>
          <table:table-cell office:value-type="float" office:value="144082" calcext:value-type="float">
            <text:p>1440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63382" calcext:value-type="float">
            <text:p>0,663382</text:p>
          </table:table-cell>
          <table:table-cell office:value-type="float" office:value="598447" calcext:value-type="float">
            <text:p>598447</text:p>
          </table:table-cell>
          <table:table-cell table:number-columns-repeated="4"/>
          <table:table-cell office:value-type="float" office:value="0.238123" calcext:value-type="float">
            <text:p>0,238123</text:p>
          </table:table-cell>
          <table:table-cell office:value-type="float" office:value="183609" calcext:value-type="float">
            <text:p>1836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60738" calcext:value-type="float">
            <text:p>0,560738</text:p>
          </table:table-cell>
          <table:table-cell office:value-type="float" office:value="488768" calcext:value-type="float">
            <text:p>488768</text:p>
          </table:table-cell>
          <table:table-cell table:number-columns-repeated="4"/>
          <table:table-cell office:value-type="string" calcext:value-type="string">
            <text:p>5 4 5 4 3 3 6 6 5 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81493" calcext:value-type="float">
            <text:p>0,281493</text:p>
          </table:table-cell>
          <table:table-cell office:value-type="float" office:value="249596" calcext:value-type="float">
            <text:p>24959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42163" calcext:value-type="float">
            <text:p>0,042163</text:p>
          </table:table-cell>
          <table:table-cell office:value-type="float" office:value="30072" calcext:value-type="float">
            <text:p>3007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23721" calcext:value-type="float">
            <text:p>0,023721</text:p>
          </table:table-cell>
          <table:table-cell office:value-type="float" office:value="15365" calcext:value-type="float">
            <text:p>15365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3 5 4 7 7 3 5 1 5 3 3 3 2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Alpha-Beta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 Tentat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2 Tenta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3 Tentativa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1 Tentativa </text:p>
          </table:table-cell>
          <table:table-cell office:value-type="string" calcext:value-type="string">
            <text:p><text:s/>1ºJogador </text:p>
          </table:table-cell>
          <table:table-cell/>
          <table:table-cell office:value-type="string" calcext:value-type="string">
            <text:p>2 Tentativa </text:p>
          </table:table-cell>
          <table:table-cell office:value-type="string" calcext:value-type="string">
            <text:p><text:s/>1ºJogador</text:p>
          </table:table-cell>
          <table:table-cell/>
          <table:table-cell office:value-type="string" calcext:value-type="string">
            <text:p>3 Tentativa </text:p>
          </table:table-cell>
          <table:table-cell office:value-type="string" calcext:value-type="string">
            <text:p><text:s/>1ºJogador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ó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</table:table-row>
        <table:table-row table:style-name="ro1">
          <table:table-cell office:value-type="float" office:value="0.417066" calcext:value-type="float">
            <text:p>0,417066</text:p>
          </table:table-cell>
          <table:table-cell office:value-type="float" office:value="290786" calcext:value-type="float">
            <text:p>290786</text:p>
          </table:table-cell>
          <table:table-cell/>
          <table:table-cell office:value-type="float" office:value="0.415971" calcext:value-type="float">
            <text:p>0,415971</text:p>
          </table:table-cell>
          <table:table-cell office:value-type="float" office:value="290786" calcext:value-type="float">
            <text:p>290786</text:p>
          </table:table-cell>
          <table:table-cell table:number-columns-repeated="4"/>
          <table:table-cell office:value-type="float" office:value="0.524618" calcext:value-type="float">
            <text:p>0,524618</text:p>
          </table:table-cell>
          <table:table-cell office:value-type="float" office:value="367630" calcext:value-type="float">
            <text:p>367630</text:p>
          </table:table-cell>
          <table:table-cell table:number-columns-repeated="6"/>
        </table:table-row>
        <table:table-row table:style-name="ro1">
          <table:table-cell office:value-type="float" office:value="0.263684" calcext:value-type="float">
            <text:p>0,263684</text:p>
          </table:table-cell>
          <table:table-cell office:value-type="float" office:value="170634" calcext:value-type="float">
            <text:p>170634</text:p>
          </table:table-cell>
          <table:table-cell/>
          <table:table-cell office:value-type="float" office:value="0.299491" calcext:value-type="float">
            <text:p>0,299491</text:p>
          </table:table-cell>
          <table:table-cell office:value-type="float" office:value="205954" calcext:value-type="float">
            <text:p>205954</text:p>
          </table:table-cell>
          <table:table-cell table:number-columns-repeated="4"/>
          <table:table-cell office:value-type="float" office:value="0.384946" calcext:value-type="float">
            <text:p>0,384946</text:p>
          </table:table-cell>
          <table:table-cell office:value-type="float" office:value="277155" calcext:value-type="float">
            <text:p>277155</text:p>
          </table:table-cell>
          <table:table-cell table:number-columns-repeated="6"/>
        </table:table-row>
        <table:table-row table:style-name="ro1">
          <table:table-cell office:value-type="float" office:value="0.234103" calcext:value-type="float">
            <text:p>0,234103</text:p>
          </table:table-cell>
          <table:table-cell office:value-type="float" office:value="150258" calcext:value-type="float">
            <text:p>150258</text:p>
          </table:table-cell>
          <table:table-cell/>
          <table:table-cell office:value-type="float" office:value="0.274212" calcext:value-type="float">
            <text:p>0,274212</text:p>
          </table:table-cell>
          <table:table-cell office:value-type="float" office:value="187202" calcext:value-type="float">
            <text:p>187202</text:p>
          </table:table-cell>
          <table:table-cell table:number-columns-repeated="4"/>
          <table:table-cell office:value-type="float" office:value="0.426141" calcext:value-type="float">
            <text:p>0,426141</text:p>
          </table:table-cell>
          <table:table-cell office:value-type="float" office:value="288554" calcext:value-type="float">
            <text:p>288554</text:p>
          </table:table-cell>
          <table:table-cell table:number-columns-repeated="6"/>
        </table:table-row>
        <table:table-row table:style-name="ro1">
          <table:table-cell office:value-type="float" office:value="0.328435" calcext:value-type="float">
            <text:p>0,328435</text:p>
          </table:table-cell>
          <table:table-cell office:value-type="float" office:value="224178" calcext:value-type="float">
            <text:p>224178</text:p>
          </table:table-cell>
          <table:table-cell/>
          <table:table-cell office:value-type="float" office:value="0.244624" calcext:value-type="float">
            <text:p>0,244624</text:p>
          </table:table-cell>
          <table:table-cell office:value-type="float" office:value="171454" calcext:value-type="float">
            <text:p>171454</text:p>
          </table:table-cell>
          <table:table-cell table:number-columns-repeated="4"/>
          <table:table-cell office:value-type="float" office:value="0.418921" calcext:value-type="float">
            <text:p>0,418921</text:p>
          </table:table-cell>
          <table:table-cell office:value-type="float" office:value="291071" calcext:value-type="float">
            <text:p>291071</text:p>
          </table:table-cell>
          <table:table-cell table:number-columns-repeated="6"/>
        </table:table-row>
        <table:table-row table:style-name="ro1">
          <table:table-cell office:value-type="float" office:value="0.310498" calcext:value-type="float">
            <text:p>0,310498</text:p>
          </table:table-cell>
          <table:table-cell office:value-type="float" office:value="210898" calcext:value-type="float">
            <text:p>210898</text:p>
          </table:table-cell>
          <table:table-cell/>
          <table:table-cell office:value-type="float" office:value="0.198259" calcext:value-type="float">
            <text:p>0,198259</text:p>
          </table:table-cell>
          <table:table-cell office:value-type="float" office:value="139158" calcext:value-type="float">
            <text:p>139158</text:p>
          </table:table-cell>
          <table:table-cell table:number-columns-repeated="4"/>
          <table:table-cell office:value-type="float" office:value="0.137374" calcext:value-type="float">
            <text:p>0,137374</text:p>
          </table:table-cell>
          <table:table-cell office:value-type="float" office:value="100902" calcext:value-type="float">
            <text:p>100902</text:p>
          </table:table-cell>
          <table:table-cell table:number-columns-repeated="6"/>
        </table:table-row>
        <table:table-row table:style-name="ro1">
          <table:table-cell office:value-type="float" office:value="0.296312" calcext:value-type="float">
            <text:p>0,296312</text:p>
          </table:table-cell>
          <table:table-cell office:value-type="float" office:value="202066" calcext:value-type="float">
            <text:p>202066</text:p>
          </table:table-cell>
          <table:table-cell/>
          <table:table-cell office:value-type="float" office:value="0.200967" calcext:value-type="float">
            <text:p>0,200967</text:p>
          </table:table-cell>
          <table:table-cell office:value-type="float" office:value="146641" calcext:value-type="float">
            <text:p>146641</text:p>
          </table:table-cell>
          <table:table-cell table:number-columns-repeated="4"/>
          <table:table-cell office:value-type="float" office:value="0.337316" calcext:value-type="float">
            <text:p>0,337316</text:p>
          </table:table-cell>
          <table:table-cell office:value-type="float" office:value="234017" calcext:value-type="float">
            <text:p>234017</text:p>
          </table:table-cell>
          <table:table-cell table:number-columns-repeated="6"/>
        </table:table-row>
        <table:table-row table:style-name="ro1">
          <table:table-cell office:value-type="float" office:value="0.121595" calcext:value-type="float">
            <text:p>0,121595</text:p>
          </table:table-cell>
          <table:table-cell office:value-type="float" office:value="70718" calcext:value-type="float">
            <text:p>70718</text:p>
          </table:table-cell>
          <table:table-cell/>
          <table:table-cell office:value-type="float" office:value="0.120106" calcext:value-type="float">
            <text:p>0,120106</text:p>
          </table:table-cell>
          <table:table-cell office:value-type="float" office:value="87651" calcext:value-type="float">
            <text:p>87651</text:p>
          </table:table-cell>
          <table:table-cell table:number-columns-repeated="4"/>
          <table:table-cell office:value-type="float" office:value="0.194513" calcext:value-type="float">
            <text:p>0,194513</text:p>
          </table:table-cell>
          <table:table-cell office:value-type="float" office:value="125461" calcext:value-type="float">
            <text:p>1254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48142" calcext:value-type="float">
            <text:p>0,048142</text:p>
          </table:table-cell>
          <table:table-cell office:value-type="float" office:value="32718" calcext:value-type="float">
            <text:p>32718</text:p>
          </table:table-cell>
          <table:table-cell table:number-columns-repeated="4"/>
          <table:table-cell office:value-type="float" office:value="0.05615" calcext:value-type="float">
            <text:p>0,05615</text:p>
          </table:table-cell>
          <table:table-cell office:value-type="float" office:value="31083" calcext:value-type="float">
            <text:p>310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13641" calcext:value-type="float">
            <text:p>0,013641</text:p>
          </table:table-cell>
          <table:table-cell office:value-type="float" office:value="6800" calcext:value-type="float">
            <text:p>6800</text:p>
          </table:table-cell>
          <table:table-cell table:number-columns-repeated="4"/>
          <table:table-cell office:value-type="float" office:value="0.040202" calcext:value-type="float">
            <text:p>0,040202</text:p>
          </table:table-cell>
          <table:table-cell office:value-type="float" office:value="9251" calcext:value-type="float">
            <text:p>92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9668" calcext:value-type="float">
            <text:p>0,009668</text:p>
          </table:table-cell>
          <table:table-cell office:value-type="float" office:value="4440" calcext:value-type="float">
            <text:p>4440</text:p>
          </table:table-cell>
          <table:table-cell table:number-columns-repeated="4"/>
          <table:table-cell office:value-type="float" office:value="0.013849" calcext:value-type="float">
            <text:p>0,013849</text:p>
          </table:table-cell>
          <table:table-cell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6424" calcext:value-type="float">
            <text:p>0,006424</text:p>
          </table:table-cell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0.015193" calcext:value-type="float">
            <text:p>0,015193</text:p>
          </table:table-cell>
          <table:table-cell office:value-type="float" office:value="2729" calcext:value-type="float">
            <text:p>27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3717" calcext:value-type="float">
            <text:p>0,003717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office:value-type="string" calcext:value-type="string">
            <text:p>5 4 5 4 3 3 6 6 5 7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4 5 4 3 6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3 5 4 7 7 3 5 1 5 3 3 3 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-00-0000</text:date>, <text:time style:data-style-name="N2" text:time-value="16:16:46.974364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2:12.084838354</meta:creation-date>
    <dc:date>2019-03-29T17:02:11.931295791</dc:date>
    <meta:editing-duration>PT20M29S</meta:editing-duration>
    <meta:editing-cycles>2</meta:editing-cycles>
    <meta:generator>LibreOffice/5.1.6.2$Linux_X86_64 LibreOffice_project/10m0$Build-2</meta:generator>
    <meta:document-statistic meta:table-count="1" meta:cell-count="1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Jogadas 5 4 5 4 3 PC 1º</text:p>
        </chart:title>
        <chart:legend chart:legend-position="start" svg:x="0.21cm" svg:y="3.952cm" style:legend-expansion="high" chart:style-name="ch3"/>
        <chart:plot-area chart:style-name="ch4" table:cell-range-address="Sheet1.A31:Sheet1.B37 Sheet1.A5:Sheet1.A10" chart:data-source-has-labels="both" svg:x="3.382cm" svg:y="1.275cm" svg:width="12.298cm" svg:height="6.564cm">
          <chartooo:coordinate-region svg:x="4.109cm" svg:y="1.474cm" svg:width="11.571cm" svg:height="5.718cm"/>
          <chart:axis chart:dimension="x" chart:name="primary-x" chart:style-name="ch5" chartooo:axis-type="auto">
            <chartooo:date-scale/>
            <chart:title svg:x="8.548cm" svg:y="8.019cm" chart:style-name="ch6">
              <text:p>Nós gerados</text:p>
            </chart:title>
            <chart:categories table:cell-range-address="Sheet1.B31:Sheet1.B37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A5:Sheet1.A10" loext:label-string="minimax" chart:class="chart:bar">
            <chart:data-point chart:repeated="6"/>
          </chart:series>
          <chart:series chart:style-name="ch11" chart:values-cell-range-address="Sheet1.A31:Sheet1.A37" loext:label-string="alpha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290786">
                <text:p>290786</text:p>
                <draw:g>
                  <svg:desc>Sheet1.B31:Sheet1.B37</svg:desc>
                </draw:g>
              </table:table-cell>
              <table:table-cell office:value-type="float" office:value="1.267939">
                <text:p>1.267939</text:p>
                <draw:g>
                  <svg:desc>Sheet1.A5:Sheet1.A10</svg:desc>
                </draw:g>
              </table:table-cell>
              <table:table-cell office:value-type="float" office:value="0.417066">
                <text:p>0.417066</text:p>
                <draw:g>
                  <svg:desc>Sheet1.A31:Sheet1.A37</svg:desc>
                </draw:g>
              </table:table-cell>
            </table:table-row>
            <table:table-row>
              <table:table-cell office:value-type="float" office:value="170634">
                <text:p>170634</text:p>
              </table:table-cell>
              <table:table-cell office:value-type="float" office:value="1.25656">
                <text:p>1.25656</text:p>
              </table:table-cell>
              <table:table-cell office:value-type="float" office:value="0.263684">
                <text:p>0.263684</text:p>
              </table:table-cell>
            </table:table-row>
            <table:table-row>
              <table:table-cell office:value-type="float" office:value="150258">
                <text:p>150258</text:p>
              </table:table-cell>
              <table:table-cell office:value-type="float" office:value="1.255737">
                <text:p>1.255737</text:p>
              </table:table-cell>
              <table:table-cell office:value-type="float" office:value="0.234103">
                <text:p>0.234103</text:p>
              </table:table-cell>
            </table:table-row>
            <table:table-row>
              <table:table-cell office:value-type="float" office:value="224178">
                <text:p>224178</text:p>
              </table:table-cell>
              <table:table-cell office:value-type="float" office:value="1.209658">
                <text:p>1.209658</text:p>
              </table:table-cell>
              <table:table-cell office:value-type="float" office:value="0.328435">
                <text:p>0.328435</text:p>
              </table:table-cell>
            </table:table-row>
            <table:table-row>
              <table:table-cell office:value-type="float" office:value="210898">
                <text:p>210898</text:p>
              </table:table-cell>
              <table:table-cell office:value-type="float" office:value="1.022064">
                <text:p>1.022064</text:p>
              </table:table-cell>
              <table:table-cell office:value-type="float" office:value="0.310498">
                <text:p>0.310498</text:p>
              </table:table-cell>
            </table:table-row>
            <table:table-row>
              <table:table-cell office:value-type="float" office:value="202066">
                <text:p>202066</text:p>
              </table:table-cell>
              <table:table-cell office:value-type="float" office:value="0.681105">
                <text:p>0.681105</text:p>
              </table:table-cell>
              <table:table-cell office:value-type="float" office:value="0.296312">
                <text:p>0.296312</text:p>
              </table:table-cell>
            </table:table-row>
            <table:table-row>
              <table:table-cell office:value-type="float" office:value="70718">
                <text:p>70718</text:p>
              </table:table-cell>
              <table:table-cell office:value-type="float" office:value="NaN">
                <text:p>NaN</text:p>
              </table:table-cell>
              <table:table-cell office:value-type="float" office:value="0.121595">
                <text:p>0.121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4.264cm" svg:y="0.316cm" chart:style-name="ch2">
          <text:p>Jogadas 5 4 5 4 3 3 6 6 5 7 Player 1º</text:p>
        </chart:title>
        <chart:legend chart:legend-position="start" svg:x="0.21cm" svg:y="3.952cm" style:legend-expansion="high" chart:style-name="ch3"/>
        <chart:plot-area chart:style-name="ch4" table:cell-range-address="Sheet1.J31:Sheet1.K41 Sheet1.J5:Sheet1.J14" chart:data-source-has-labels="both" svg:x="3.381cm" svg:y="1.275cm" svg:width="12.299cm" svg:height="6.564cm">
          <chartooo:coordinate-region svg:x="4.108cm" svg:y="1.275cm" svg:width="11.572cm" svg:height="5.049cm"/>
          <chart:axis chart:dimension="x" chart:name="primary-x" chart:style-name="ch5" chartooo:axis-type="auto">
            <chartooo:date-scale/>
            <chart:title svg:x="8.547cm" svg:y="8.019cm" chart:style-name="ch6">
              <text:p>Nós gerados</text:p>
            </chart:title>
            <chart:categories table:cell-range-address="Sheet1.K31:Sheet1.K41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J5:Sheet1.J14" loext:label-string="minimax" chart:class="chart:bar">
            <chart:data-point chart:repeated="10"/>
          </chart:series>
          <chart:series chart:style-name="ch11" chart:values-cell-range-address="Sheet1.J31:Sheet1.J41" loext:label-string="alpha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367630">
                <text:p>367630</text:p>
                <draw:g>
                  <svg:desc>Sheet1.K31:Sheet1.K41</svg:desc>
                </draw:g>
              </table:table-cell>
              <table:table-cell office:value-type="float" office:value="1.204612">
                <text:p>1.204612</text:p>
                <draw:g>
                  <svg:desc>Sheet1.J5:Sheet1.J14</svg:desc>
                </draw:g>
              </table:table-cell>
              <table:table-cell office:value-type="float" office:value="0.524618">
                <text:p>0.524618</text:p>
                <draw:g>
                  <svg:desc>Sheet1.J31:Sheet1.J41</svg:desc>
                </draw:g>
              </table:table-cell>
            </table:table-row>
            <table:table-row>
              <table:table-cell office:value-type="float" office:value="277155">
                <text:p>277155</text:p>
              </table:table-cell>
              <table:table-cell office:value-type="float" office:value="1.237781">
                <text:p>1.237781</text:p>
              </table:table-cell>
              <table:table-cell office:value-type="float" office:value="0.384946">
                <text:p>0.384946</text:p>
              </table:table-cell>
            </table:table-row>
            <table:table-row>
              <table:table-cell office:value-type="float" office:value="288554">
                <text:p>288554</text:p>
              </table:table-cell>
              <table:table-cell office:value-type="float" office:value="1.121014">
                <text:p>1.121014</text:p>
              </table:table-cell>
              <table:table-cell office:value-type="float" office:value="0.426141">
                <text:p>0.426141</text:p>
              </table:table-cell>
            </table:table-row>
            <table:table-row>
              <table:table-cell office:value-type="float" office:value="291071">
                <text:p>291071</text:p>
              </table:table-cell>
              <table:table-cell office:value-type="float" office:value="0.868181">
                <text:p>0.868181</text:p>
              </table:table-cell>
              <table:table-cell office:value-type="float" office:value="0.418921">
                <text:p>0.418921</text:p>
              </table:table-cell>
            </table:table-row>
            <table:table-row>
              <table:table-cell office:value-type="float" office:value="100902">
                <text:p>100902</text:p>
              </table:table-cell>
              <table:table-cell office:value-type="float" office:value="0.807446">
                <text:p>0.807446</text:p>
              </table:table-cell>
              <table:table-cell office:value-type="float" office:value="0.137374">
                <text:p>0.137374</text:p>
              </table:table-cell>
            </table:table-row>
            <table:table-row>
              <table:table-cell office:value-type="float" office:value="234017">
                <text:p>234017</text:p>
              </table:table-cell>
              <table:table-cell office:value-type="float" office:value="0.617599">
                <text:p>0.617599</text:p>
              </table:table-cell>
              <table:table-cell office:value-type="float" office:value="0.337316">
                <text:p>0.337316</text:p>
              </table:table-cell>
            </table:table-row>
            <table:table-row>
              <table:table-cell office:value-type="float" office:value="125461">
                <text:p>125461</text:p>
              </table:table-cell>
              <table:table-cell office:value-type="float" office:value="0.370462">
                <text:p>0.370462</text:p>
              </table:table-cell>
              <table:table-cell office:value-type="float" office:value="0.194513">
                <text:p>0.194513</text:p>
              </table:table-cell>
            </table:table-row>
            <table:table-row>
              <table:table-cell office:value-type="float" office:value="31083">
                <text:p>31083</text:p>
              </table:table-cell>
              <table:table-cell office:value-type="float" office:value="0.336721">
                <text:p>0.336721</text:p>
              </table:table-cell>
              <table:table-cell office:value-type="float" office:value="0.05615">
                <text:p>0.05615</text:p>
              </table:table-cell>
            </table:table-row>
            <table:table-row>
              <table:table-cell office:value-type="float" office:value="9251">
                <text:p>9251</text:p>
              </table:table-cell>
              <table:table-cell office:value-type="float" office:value="0.198886">
                <text:p>0.198886</text:p>
              </table:table-cell>
              <table:table-cell office:value-type="float" office:value="0.040202">
                <text:p>0.040202</text:p>
              </table:table-cell>
            </table:table-row>
            <table:table-row>
              <table:table-cell office:value-type="float" office:value="2679">
                <text:p>2679</text:p>
              </table:table-cell>
              <table:table-cell office:value-type="float" office:value="0.238123">
                <text:p>0.238123</text:p>
              </table:table-cell>
              <table:table-cell office:value-type="float" office:value="0.013849">
                <text:p>0.013849</text:p>
              </table:table-cell>
            </table:table-row>
            <table:table-row>
              <table:table-cell office:value-type="float" office:value="2729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0.015193">
                <text:p>0.015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1cm" svg:y="0.316cm" chart:style-name="ch2">
          <text:p>Jogadas 3 5 4 7 7 3 5 1 5 3 3 3 2 PC 1º</text:p>
        </chart:title>
        <chart:legend chart:legend-position="start" svg:x="0.21cm" svg:y="3.952cm" style:legend-expansion="high" chart:style-name="ch3"/>
        <chart:plot-area chart:style-name="ch4" table:cell-range-address="Sheet1.D31:Sheet1.E42 Sheet1.D5:Sheet1.D18" chart:data-source-has-labels="both" svg:x="3.382cm" svg:y="1.275cm" svg:width="12.298cm" svg:height="6.564cm">
          <chartooo:coordinate-region svg:x="4.109cm" svg:y="1.275cm" svg:width="11.571cm" svg:height="5.049cm"/>
          <chart:axis chart:dimension="x" chart:name="primary-x" chart:style-name="ch5" chartooo:axis-type="auto">
            <chartooo:date-scale/>
            <chart:title svg:x="8.548cm" svg:y="8.019cm" chart:style-name="ch6">
              <text:p>Nós gerados</text:p>
            </chart:title>
            <chart:categories table:cell-range-address="Sheet1.E31:Sheet1.E42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D5:Sheet1.D18" loext:label-string="minimax" chart:class="chart:bar">
            <chart:data-point chart:repeated="14"/>
          </chart:series>
          <chart:series chart:style-name="ch11" chart:values-cell-range-address="Sheet1.D31:Sheet1.D42" loext:label-string="alpha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290786">
                <text:p>290786</text:p>
                <draw:g>
                  <svg:desc>Sheet1.E31:Sheet1.E42</svg:desc>
                </draw:g>
              </table:table-cell>
              <table:table-cell office:value-type="float" office:value="1.202183">
                <text:p>1.202183</text:p>
                <draw:g>
                  <svg:desc>Sheet1.D5:Sheet1.D18</svg:desc>
                </draw:g>
              </table:table-cell>
              <table:table-cell office:value-type="float" office:value="0.415971">
                <text:p>0.415971</text:p>
                <draw:g>
                  <svg:desc>Sheet1.D31:Sheet1.D42</svg:desc>
                </draw:g>
              </table:table-cell>
            </table:table-row>
            <table:table-row>
              <table:table-cell office:value-type="float" office:value="205954">
                <text:p>205954</text:p>
              </table:table-cell>
              <table:table-cell office:value-type="float" office:value="1.188268">
                <text:p>1.188268</text:p>
              </table:table-cell>
              <table:table-cell office:value-type="float" office:value="0.299491">
                <text:p>0.299491</text:p>
              </table:table-cell>
            </table:table-row>
            <table:table-row>
              <table:table-cell office:value-type="float" office:value="187202">
                <text:p>187202</text:p>
              </table:table-cell>
              <table:table-cell office:value-type="float" office:value="1.193087">
                <text:p>1.193087</text:p>
              </table:table-cell>
              <table:table-cell office:value-type="float" office:value="0.274212">
                <text:p>0.274212</text:p>
              </table:table-cell>
            </table:table-row>
            <table:table-row>
              <table:table-cell office:value-type="float" office:value="171454">
                <text:p>171454</text:p>
              </table:table-cell>
              <table:table-cell office:value-type="float" office:value="1.107104">
                <text:p>1.107104</text:p>
              </table:table-cell>
              <table:table-cell office:value-type="float" office:value="0.244624">
                <text:p>0.244624</text:p>
              </table:table-cell>
            </table:table-row>
            <table:table-row>
              <table:table-cell office:value-type="float" office:value="139158">
                <text:p>139158</text:p>
              </table:table-cell>
              <table:table-cell office:value-type="float" office:value="0.909552">
                <text:p>0.909552</text:p>
              </table:table-cell>
              <table:table-cell office:value-type="float" office:value="0.198259">
                <text:p>0.198259</text:p>
              </table:table-cell>
            </table:table-row>
            <table:table-row>
              <table:table-cell office:value-type="float" office:value="146641">
                <text:p>146641</text:p>
              </table:table-cell>
              <table:table-cell office:value-type="float" office:value="0.815724">
                <text:p>0.815724</text:p>
              </table:table-cell>
              <table:table-cell office:value-type="float" office:value="0.200967">
                <text:p>0.200967</text:p>
              </table:table-cell>
            </table:table-row>
            <table:table-row>
              <table:table-cell office:value-type="float" office:value="87651">
                <text:p>87651</text:p>
              </table:table-cell>
              <table:table-cell office:value-type="float" office:value="0.562802">
                <text:p>0.562802</text:p>
              </table:table-cell>
              <table:table-cell office:value-type="float" office:value="0.120106">
                <text:p>0.120106</text:p>
              </table:table-cell>
            </table:table-row>
            <table:table-row>
              <table:table-cell office:value-type="float" office:value="32718">
                <text:p>32718</text:p>
              </table:table-cell>
              <table:table-cell office:value-type="float" office:value="0.707695">
                <text:p>0.707695</text:p>
              </table:table-cell>
              <table:table-cell office:value-type="float" office:value="0.048142">
                <text:p>0.04814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672504">
                <text:p>0.672504</text:p>
              </table:table-cell>
              <table:table-cell office:value-type="float" office:value="0.013641">
                <text:p>0.013641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0.663382">
                <text:p>0.663382</text:p>
              </table:table-cell>
              <table:table-cell office:value-type="float" office:value="0.009668">
                <text:p>0.009668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560738">
                <text:p>0.560738</text:p>
              </table:table-cell>
              <table:table-cell office:value-type="float" office:value="0.006424">
                <text:p>0.00642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81493">
                <text:p>0.281493</text:p>
              </table:table-cell>
              <table:table-cell office:value-type="float" office:value="0.003717">
                <text:p>0.003717</text:p>
              </table:table-cell>
            </table:table-row>
            <table:table-row>
              <table:table-cell office:value-type="string"/>
              <table:table-cell office:value-type="float" office:value="0.042163">
                <text:p>0.04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3721">
                <text:p>0.0237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